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Ubuntu" svg:font-family="Ubuntu"/>
    <style:font-face style:name="Ubuntu1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111111" style:font-name="Ubuntu" fo:font-size="14pt" fo:font-weight="bold"/>
    </style:style>
    <style:style style:name="P2" style:family="paragraph" style:parent-style-name="Standard">
      <style:text-properties fo:font-variant="normal" fo:text-transform="none" fo:color="#383a42" style:font-name="Ubuntu" fo:font-size="12pt" fo:font-weight="bold"/>
    </style:style>
    <style:style style:name="P3" style:family="paragraph" style:parent-style-name="Standard">
      <style:text-properties fo:font-variant="normal" fo:text-transform="none" fo:color="#383a42" style:font-name="Ubuntu" fo:font-size="12pt" fo:font-weight="normal"/>
    </style:style>
    <style:style style:name="P4" style:family="paragraph" style:parent-style-name="Standard">
      <style:text-properties fo:font-variant="normal" fo:text-transform="none" fo:color="#000000" style:font-name="Ubuntu" fo:font-size="12pt" fo:font-weight="normal"/>
    </style:style>
    <style:style style:name="P5" style:family="paragraph" style:parent-style-name="Standard">
      <style:text-properties fo:font-variant="normal" fo:text-transform="none" fo:color="#000000" style:font-name="Ubuntu" fo:font-size="12pt" fo:font-weight="bold"/>
    </style:style>
    <style:style style:name="P6" style:family="paragraph" style:parent-style-name="Standard">
      <style:text-properties style:font-name="Ubuntu" fo:font-size="12pt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/>
    </style:style>
    <style:style style:name="P8" style:family="paragraph" style:parent-style-name="Standard">
      <style:text-properties style:font-name="Ubuntu" fo:font-size="12pt" fo:font-weight="bold"/>
    </style:style>
    <style:style style:name="P9" style:family="paragraph" style:parent-style-name="Standard">
      <style:text-properties style:font-name="Ubuntu" fo:font-size="12pt"/>
    </style:style>
    <style:style style:name="P10" style:family="paragraph" style:parent-style-name="Standard">
      <style:text-properties style:font-name="Ubuntu" fo:font-size="12pt" fo:font-weight="bold"/>
    </style:style>
    <style:style style:name="P11" style:family="paragraph" style:parent-style-name="Standard">
      <style:text-properties fo:font-variant="normal" fo:text-transform="none" fo:color="#000000" style:font-name="Ubuntu" fo:font-size="14pt" fo:font-weight="normal"/>
    </style:style>
    <style:style style:name="P12" style:family="paragraph" style:parent-style-name="Standard">
      <style:text-properties fo:font-variant="normal" fo:text-transform="none" fo:color="#000000" style:font-name="Ubuntu" fo:font-size="14pt" fo:font-weight="normal" officeooo:paragraph-rsid="0007551b"/>
    </style:style>
    <style:style style:name="P13" style:family="paragraph" style:parent-style-name="Standard">
      <style:text-properties fo:font-variant="normal" fo:text-transform="none" fo:color="#000000" style:font-name="Ubuntu" fo:font-size="12pt" fo:font-weight="normal"/>
    </style:style>
    <style:style style:name="P14" style:family="paragraph" style:parent-style-name="Standard">
      <style:text-properties fo:font-variant="normal" fo:text-transform="none" fo:color="#000000" style:font-name="Ubuntu" fo:font-size="12pt" fo:font-weight="normal" officeooo:paragraph-rsid="0005ef9f"/>
    </style:style>
    <style:style style:name="P15" style:family="paragraph" style:parent-style-name="Standard">
      <style:text-properties fo:font-variant="normal" fo:text-transform="none" fo:color="#000000" style:font-name="Ubuntu" fo:font-size="12pt" fo:font-weight="normal" officeooo:rsid="0007551b" officeooo:paragraph-rsid="0007551b"/>
    </style:style>
    <style:style style:name="P16" style:family="paragraph" style:parent-style-name="Standard">
      <style:text-properties fo:font-variant="normal" fo:text-transform="none" fo:color="#000000" style:font-name="Ubuntu" fo:font-size="12pt" fo:font-weight="normal" officeooo:paragraph-rsid="0007551b"/>
    </style:style>
    <style:style style:name="P17" style:family="paragraph" style:parent-style-name="Standard">
      <style:text-properties fo:font-variant="normal" fo:text-transform="none" fo:color="#000000" style:font-name="Ubuntu" fo:font-size="12pt" fo:font-weight="normal" officeooo:rsid="00079328" officeooo:paragraph-rsid="00079328"/>
    </style:style>
    <style:style style:name="P18" style:family="paragraph" style:parent-style-name="Standard">
      <style:text-properties style:font-name="Ubuntu1" fo:font-size="12pt" officeooo:paragraph-rsid="0005ef9f"/>
    </style:style>
    <style:style style:name="P19" style:family="paragraph" style:parent-style-name="Standard">
      <style:text-properties fo:color="#000000" style:font-name="Ubuntu1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weight="bold"/>
    </style:style>
    <style:style style:name="T2" style:family="text">
      <style:text-properties fo:color="#111111" fo:font-weight="bold"/>
    </style:style>
    <style:style style:name="T3" style:family="text">
      <style:text-properties fo:font-variant="normal" fo:text-transform="none" fo:color="#383a42" fo:font-weight="normal"/>
    </style:style>
    <style:style style:name="T4" style:family="text">
      <style:text-properties fo:font-style="normal" style:font-style-asian="normal"/>
    </style:style>
    <style:style style:name="T5" style:family="text">
      <style:text-properties officeooo:rsid="0005ef9f"/>
    </style:style>
    <style:style style:name="T6" style:family="text">
      <style:text-properties fo:color="#000000" fo:font-style="normal" fo:font-weight="bold" officeooo:rsid="0005ef9f" style:font-size-asian="12pt" style:font-style-asian="normal" style:font-weight-asian="bold" style:font-size-complex="12pt" style:font-weight-complex="bold"/>
    </style:style>
    <style:style style:name="T7" style:family="text">
      <style:text-properties fo:color="#000000" fo:font-style="normal" fo:font-weight="bold" officeooo:rsid="0005ef9f" style:font-size-asian="12pt" style:font-style-asian="normal" style:font-weight-asian="bold" style:font-size-complex="12pt" style:font-weight-complex="bold"/>
    </style:style>
    <style:style style:name="T8" style:family="text">
      <style:text-properties officeooo:rsid="0007551b"/>
    </style:style>
    <style:style style:name="T9" style:family="text">
      <style:text-properties fo:color="#2c2d30" style:text-line-through-style="none" style:text-line-through-type="none" style:font-name="Arial" fo:font-size="10pt" fo:font-style="normal" style:text-underline-style="none" style:text-blinking="false" fo:background-color="transparent" loext:char-shading-value="0"/>
    </style:style>
    <style:style style:name="T10" style:family="text">
      <style:text-properties fo:color="#2c2d30" style:text-line-through-style="none" style:text-line-through-type="none" style:font-name="Ubuntu1" fo:font-size="12pt" fo:font-style="normal" style:text-underline-style="none" style:text-blinking="false" fo:background-color="transparent" loext:char-shading-value="0" style:font-size-asian="12pt" style:font-size-complex="12pt"/>
    </style:style>
    <style:style style:name="T11" style:family="text">
      <style:text-properties fo:color="#4078f2" style:text-line-through-style="none" style:text-line-through-type="none" style:font-name="Courier New" fo:font-size="10pt" fo:font-style="normal" style:text-underline-style="none" style:text-blinking="false" fo:background-color="transparent" loext:char-shading-value="0"/>
    </style:style>
    <style:style style:name="T12" style:family="text">
      <style:text-properties style:text-line-through-style="none" style:text-line-through-type="none" style:font-name="Ubuntu1" fo:font-style="normal" style:text-underline-style="none" style:text-blinking="false" fo:background-color="transparent" loext:char-shading-value="0" style:font-size-asian="12pt" style:font-size-complex="12pt"/>
    </style:style>
    <style:style style:name="T13" style:family="text">
      <style:text-properties style:text-line-through-style="none" style:text-line-through-type="none" style:font-name="Ubuntu1" fo:font-style="normal" style:text-underline-style="none" officeooo:rsid="0007551b" style:text-blinking="false" fo:background-color="transparent" loext:char-shading-value="0" style:font-size-asian="12pt" style:font-size-complex="12pt"/>
    </style:style>
    <style:style style:name="T14" style:family="text">
      <style:text-properties style:text-line-through-style="none" style:text-line-through-type="none" fo:font-style="normal" style:text-underline-style="none" style:text-blinking="false" fo:background-color="transparent" loext:char-shading-value="0" style:font-size-asian="12pt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Section1">
        <text:p text:style-name="P6">Решил я чуть побольше нагрузить весь сайт и сделал по 100 запрос и по 400 запросов </text:p>
        <text:p text:style-name="P6"/>
        <text:p text:style-name="P6">random@max:~/geekshop$ siege -i -f urls.txt -d0 -r100 -c400</text:p>
        <text:p text:style-name="P6">** SIEGE 4.0.4</text:p>
        <text:p text:style-name="P6">** Preparing 400 concurrent users for battle.</text:p>
        <text:p text:style-name="P6">The server is now under siege...</text:p>
        <text:p text:style-name="P7">Transactions:<text:tab/><text:tab/> <text:s text:c="5"/>337945 hits</text:p>
        <text:p text:style-name="P7">Availability:<text:tab/><text:tab/> <text:s text:c="5"/>100.00 %</text:p>
        <text:p text:style-name="P7">Elapsed time:<text:tab/> <text:s text:c="5"/>996.38 secs</text:p>
        <text:p text:style-name="P7">Data transferred:<text:tab/> <text:s text:c="5"/>10892.99 MB</text:p>
        <text:p text:style-name="P7">Response time:<text:tab/> <text:s text:c="5"/><text:span text:style-name="T1">1.15 secs</text:span></text:p>
        <text:p text:style-name="P7">Transaction rate:<text:tab/> <text:s text:c="5"/><text:span text:style-name="T1">339.17 trans/sec</text:span></text:p>
        <text:p text:style-name="P7">Throughput:<text:tab/><text:tab/> <text:s text:c="5"/>10.93 MB/sec</text:p>
        <text:p text:style-name="P7">Concurrency:<text:tab/><text:tab/> <text:s text:c="5"/><text:span text:style-name="T2">390.96</text:span></text:p>
        <text:p text:style-name="P7">Successful transactions: <text:s text:c="5"/>337945</text:p>
        <text:p text:style-name="P7">Failed transactions:<text:tab/> <text:s text:c="13"/>0</text:p>
        <text:p text:style-name="P7">Longest transaction:<text:tab/> 10.69</text:p>
        <text:p text:style-name="P7">Shortest transaction:<text:tab/> 0.00</text:p>
        <text:p text:style-name="P6"/>
        <text:p text:style-name="P6"/>
        <text:p text:style-name="P6">random@max:~/geekshop$ siege -i -f urls.txt -d0 -r400 -c400</text:p>
        <text:p text:style-name="P6">** SIEGE 4.0.4</text:p>
        <text:p text:style-name="P6">** Preparing 400 concurrent users for battle.</text:p>
        <text:p text:style-name="P6">The server is now under siege...</text:p>
        <text:p text:style-name="P6">Transactions:<text:tab/><text:tab/> <text:s text:c="4"/>1352382 hits</text:p>
        <text:p text:style-name="P6">Availability:<text:tab/><text:tab/> <text:s text:c="4"/>100.00 %</text:p>
        <text:p text:style-name="P6">Elapsed time:<text:tab/> <text:s text:c="4"/>3923.54 secs</text:p>
        <text:p text:style-name="P6">Data transferred:<text:tab/> <text:s text:c="4"/>43588.08 MB</text:p>
        <text:p text:style-name="P6">Response time:<text:tab/> <text:s text:c="4"/><text:span text:style-name="T1">1.15 secs</text:span></text:p>
        <text:p text:style-name="P6">Transaction rate:<text:tab/> <text:s text:c="5"/><text:span text:style-name="T1">344.68 trans/sec</text:span></text:p>
        <text:p text:style-name="P6">Throughput:<text:tab/><text:tab/> <text:s text:c="5"/>11.11 MB/sec</text:p>
        <text:p text:style-name="P6">Concurrency:<text:tab/><text:tab/> <text:s text:c="5"/><text:span text:style-name="T1">396.25</text:span></text:p>
        <text:p text:style-name="P6">Successful transactions: <text:s text:c="4"/>1352382</text:p>
        <text:p text:style-name="P6">Failed transactions:<text:tab/> <text:s text:c="12"/>0</text:p>
        <text:p text:style-name="P6">Longest transaction:<text:tab/>28.55</text:p>
        <text:p text:style-name="P6">Shortest transaction:<text:tab/>0.00</text:p>
        <text:p text:style-name="P6"/>
        <text:p text:style-name="P6">далее произвожу манипуляции показанные вами на занятии</text:p>
        <text:p text:style-name="P6"/>
        <text:p text:style-name="P19"><text:span text:style-name="T4">@cached_property</text:span></text:p>
        <text:p text:style-name="P19"><text:span text:style-name="T4"/></text:p>
        <text:p text:style-name="P18"><text:span text:style-name="T6">на поля </text:span><text:span text:style-name="T6">get_items models.py приложения basket</text:span></text:p>
        <text:p text:style-name="P6"/>
        <text:p text:style-name="P6">для страницы корзины /basket/</text:p>
        <text:p text:style-name="P6"/>
        <text:p text:style-name="P6">Увеличение транзакций в секунду увеличилось незначительно <text:span text:style-name="T5">с 960 до 987</text:span></text:p>
        <text:p text:style-name="P6"/>
        <text:p text:style-name="P6">siege -f urls.txt -d0 -r25 -c50</text:p>
        <text:p text:style-name="P6">** SIEGE 4.0.4</text:p>
        <text:p text:style-name="P6">** Preparing 50 concurrent users for battle.</text:p>
        <text:p text:style-name="P6">The server is now under siege...</text:p>
        <text:p text:style-name="P6"><text:soft-page-break/>Transactions:<text:tab/><text:tab/> <text:s text:c="5"/>6250 hits</text:p>
        <text:p text:style-name="P6">Availability:<text:tab/><text:tab/> <text:s text:c="5"/>100.00 %</text:p>
        <text:p text:style-name="P6">Elapsed time:<text:tab/> <text:s text:c="5"/>6.33 secs</text:p>
        <text:p text:style-name="P6">Data transferred:<text:tab/> <text:s text:c="5"/>231.01 MB</text:p>
        <text:p text:style-name="P6">Response time:<text:tab/> <text:s text:c="5"/>0.05 secs</text:p>
        <text:p text:style-name="P6">Transaction rate:<text:tab/> <text:s text:c="5"/>987.36 trans/sec</text:p>
        <text:p text:style-name="P6">Throughput:<text:tab/><text:tab/> <text:s text:c="5"/>36.49 MB/sec</text:p>
        <text:p text:style-name="P6">Concurrency:<text:tab/><text:tab/> <text:s text:c="5"/>49.07</text:p>
        <text:p text:style-name="P6">Successful transactions: <text:s text:c="7"/>6250</text:p>
        <text:p text:style-name="P6">Failed transactions:<text:tab/> <text:s text:c="15"/>0</text:p>
        <text:p text:style-name="P6">Longest transaction:<text:tab/> <text:s text:c="2"/>0.19</text:p>
        <text:p text:style-name="P6">Shortest transaction:<text:tab/> <text:s text:c="2"/>0.00</text:p>
        <text:p text:style-name="P6"/>
        <text:p text:style-name="P6"/>
        <text:p text:style-name="P8">/orders/order/create/</text:p>
        <text:p text:style-name="P6"/>
        <text:p text:style-name="P6">было 9 запросов и 5 похожих</text:p>
        <text:p text:style-name="P6"/>
        <text:p text:style-name="P6">после добавления select_related()</text:p>
        <text:p text:style-name="P6"/>
        <text:p text:style-name="P6">стало 4 запроса</text:p>
        <text:p text:style-name="P6"/>
        <text:p text:style-name="P8">/orders/order/update/19/</text:p>
        <text:p text:style-name="P6"/>
        <text:p text:style-name="P6">было 7 запросов</text:p>
        <text:p text:style-name="P6"/>
        <text:p text:style-name="P6">после добавления в шаблон <text:bookmark text:name="docs-internal-guid-d0dc9795-7fff-e481-0e5e-73055fa8cf5c"/><text:span text:style-name="T3">{% with object_summary=object.get_summary %}</text:span></text:p>
        <text:p text:style-name="P3"/>
        <text:p text:style-name="P3">уменьшилось на 1 запрос как и у вас</text:p>
        <text:p text:style-name="P3"/>
        <text:p text:style-name="P3">siege -f urls.txt -d0 -r25 -c50</text:p>
        <text:p text:style-name="P3">** SIEGE 4.0.4</text:p>
        <text:p text:style-name="P3">** Preparing 50 concurrent users for battle.</text:p>
        <text:p text:style-name="P3">The server is now under siege...</text:p>
        <text:p text:style-name="P3">Transactions:<text:tab/><text:tab/> <text:s text:c="5"/>8750 hits</text:p>
        <text:p text:style-name="P3">Availability:<text:tab/><text:tab/> <text:s text:c="5"/>100.00 %</text:p>
        <text:p text:style-name="P3">Elapsed time:<text:tab/> <text:s text:c="5"/>44.82 secs</text:p>
        <text:p text:style-name="P3">Data transferred:<text:tab/> <text:s text:c="5"/>356.91 MB</text:p>
        <text:p text:style-name="P3">Response time:<text:tab/> <text:s text:c="5"/>0.25 secs</text:p>
        <text:p text:style-name="P3">Transaction rate:<text:tab/> <text:s text:c="5"/>195.23 trans/sec</text:p>
        <text:p text:style-name="P3">Throughput:<text:tab/><text:tab/> <text:s text:c="5"/>7.96 MB/sec</text:p>
        <text:p text:style-name="P3">Concurrency:<text:tab/><text:tab/> <text:s text:c="5"/>48.99</text:p>
        <text:p text:style-name="P3">Successful transactions: <text:s text:c="7"/>8750</text:p>
        <text:p text:style-name="P3">Failed transactions:<text:tab/> <text:s text:c="15"/>0</text:p>
        <text:p text:style-name="P3">Longest transaction:<text:tab/> <text:s text:c="2"/>1.87</text:p>
        <text:p text:style-name="P3">Shortest transaction:<text:tab/> <text:s text:c="2"/>0.00</text:p>
        <text:p text:style-name="P3"/>
        <text:p text:style-name="P3">битрейт увеличился с 116 до 195 транзакций в секунду</text:p>
        <text:p text:style-name="P3"/>
        <text:p text:style-name="P3"/>
        <text:p text:style-name="P1"/>
        <text:p text:style-name="P1"/>
        <text:p text:style-name="P1"><text:soft-page-break/>LOW_CACHE = False/True</text:p>
        <text:p text:style-name="P3"/>
        <text:p text:style-name="P3"/>
        <text:p text:style-name="P2">/products/</text:p>
        <text:p text:style-name="P3"/>
        <text:p text:style-name="P14"><text:span text:style-name="T8">9</text:span> запросов — <text:span text:style-name="T8">7 </text:span>запросов </text:p>
        <text:p text:style-name="P14"/>
        <text:p text:style-name="P5">/category/0/1/</text:p>
        <text:p text:style-name="P4"/>
        <text:p text:style-name="P4">7,81 ms (9 запросов ) - 4,74 ms (<text:span text:style-name="T8">6</text:span> запросов )</text:p>
        <text:p text:style-name="P4"/>
        <text:p text:style-name="P5">/category/1/1/</text:p>
        <text:p text:style-name="P4"/>
        <text:p text:style-name="P4">8,08 ms (10 запросов ) - 4,77 ms (6 запросов )</text:p>
        <text:p text:style-name="P4"/>
        <text:p text:style-name="P4"/>
        <text:p text:style-name="P4">затем запустил первоначальный нагрузочный по всем страницам</text:p>
        <text:p text:style-name="P4"/>
        <text:p text:style-name="P4">siege -i -f urls.txt -d0 -r100 -c400</text:p>
        <text:p text:style-name="P4">** SIEGE 4.0.4</text:p>
        <text:p text:style-name="P4">** Preparing 400 concurrent users for battle.</text:p>
        <text:p text:style-name="P4">The server is now under siege...</text:p>
        <text:p text:style-name="P4">Transactions:<text:tab/><text:tab/> <text:s text:c="5"/>326841 hits</text:p>
        <text:p text:style-name="P4">Availability:<text:tab/><text:tab/> <text:s text:c="5"/>100.00 %</text:p>
        <text:p text:style-name="P4">Elapsed time:<text:tab/> <text:s text:c="5"/><text:span text:style-name="T1">835.23 secs</text:span></text:p>
        <text:p text:style-name="P4">Data transferred:<text:tab/> <text:s text:c="5"/>10811.32 MB</text:p>
        <text:p text:style-name="P4">Response time:<text:tab/> <text:s text:c="5"/><text:span text:style-name="T1">1.00 secs</text:span></text:p>
        <text:p text:style-name="P4">Transaction rate:<text:tab/> <text:s text:c="5"/><text:span text:style-name="T1">391.32 trans/sec</text:span></text:p>
        <text:p text:style-name="P4">Throughput:<text:tab/><text:tab/> <text:s text:c="5"/>12.94 MB/sec</text:p>
        <text:p text:style-name="P4">Concurrency:<text:tab/><text:tab/> <text:s text:c="5"/>391.11</text:p>
        <text:p text:style-name="P4">Successful transactions: <text:s text:c="5"/>326841</text:p>
        <text:p text:style-name="P4">Failed transactions:<text:tab/> <text:s text:c="13"/>0</text:p>
        <text:p text:style-name="P4">Longest transaction:<text:tab/> 8.60</text:p>
        <text:p text:style-name="P4">Shortest transaction:<text:tab/> 0.00</text:p>
        <text:p text:style-name="P4"/>
        <text:p text:style-name="P4">Время выполнения уменьшилось с 996 секунд до 835</text:p>
        <text:p text:style-name="P4"/>
        <text:p text:style-name="P4">Longest transaction:<text:tab/> было 10.69 с стало 8.60 с</text:p>
        <text:p text:style-name="P4"/>
        <text:p text:style-name="P4"/>
        <text:p text:style-name="P12">Теперь кеширование фрагмента шаблона <text:bookmark text:name="docs-internal-guid-56cff102-7fff-4f96-be5c-36b468a73f30"/><text:span text:style-name="T10">ordersapp</text:span><text:span text:style-name="T9"> </text:span><text:span text:style-name="T8">при помощи тега «with»</text:span></text:p>
        <text:p text:style-name="P11"/>
        <text:p text:style-name="P11"/>
        <text:p text:style-name="P4"/>
        <text:p text:style-name="P4">ordersapp/order_form.html — было <text:span text:style-name="T1">637мс</text:span> стало <text:span text:style-name="T1">291</text:span> мс </text:p>
        <text:p text:style-name="P4">прирост более чем в 2 раза</text:p>
        <text:p text:style-name="P4"/>
        <text:p text:style-name="P16"><text:span text:style-name="T8">Кеширование всего сайта не видится рациональным по причине того что много где придется расставлять декоратор </text:span><text:bookmark text:name="docs-internal-guid-cf42a008-7fff-d6b6-4a98-4370da47410d"/><text:span text:style-name="T11">@never_cache, </text:span><text:span text:style-name="T13">корзина не обновляется , схожие </text:span><text:soft-page-break/><text:span text:style-name="T13">товары и горячие товары не рендерятся случайным образом по заданному алгоритму.</text:span></text:p>
        <text:p text:style-name="P16"><text:span text:style-name="T13"/></text:p>
        <text:p text:style-name="P15"><text:span text:style-name="T12">Увеличение производительности с memcache не замерял</text:span></text:p>
        <text:p text:style-name="P15"><text:span text:style-name="T12"/></text:p>
        <text:p text:style-name="P17"><text:span text:style-name="T12">Итоговый прогон всего сайта</text:span></text:p>
        <text:p text:style-name="P17"><text:span text:style-name="T12"/></text:p>
        <text:p text:style-name="P17"><text:span text:style-name="T12">siege -i -f urls.txt -d0 -r100 -c400</text:span></text:p>
        <text:p text:style-name="P17"><text:span text:style-name="T12">** SIEGE 4.0.4</text:span></text:p>
        <text:p text:style-name="P17"><text:span text:style-name="T12">** Preparing 400 concurrent users for battle.</text:span></text:p>
        <text:p text:style-name="P17"><text:span text:style-name="T12">The server is now under siege...</text:span></text:p>
        <text:p text:style-name="P17"><text:span text:style-name="T12">Transactions:<text:tab/><text:tab/> <text:s text:c="5"/>340777 hits</text:span></text:p>
        <text:p text:style-name="P17"><text:span text:style-name="T12">Availability:<text:tab/><text:tab/> <text:s text:c="5"/>100.00 %</text:span></text:p>
        <text:p text:style-name="P17"><text:span text:style-name="T12">Elapsed time:<text:tab/><text:tab/> <text:s text:c="5"/>723.58 secs</text:span></text:p>
        <text:p text:style-name="P17"><text:span text:style-name="T12">Data transferred:<text:tab/> <text:s text:c="3"/>11026.13 MB</text:span></text:p>
        <text:p text:style-name="P17"><text:span text:style-name="T12">Response time:<text:tab/><text:tab/> <text:s text:c="7"/>0.83 secs</text:span></text:p>
        <text:p text:style-name="P17"><text:span text:style-name="T12">Transaction rate:<text:tab/> <text:s text:c="5"/>470.96 trans/sec</text:span></text:p>
        <text:p text:style-name="P17"><text:span text:style-name="T12">Throughput:<text:tab/><text:tab/> <text:s text:c="6"/>15.24 MB/sec</text:span></text:p>
        <text:p text:style-name="P17"><text:span text:style-name="T12">Concurrency:<text:tab/><text:tab/> <text:s text:c="5"/>391.78</text:span></text:p>
        <text:p text:style-name="P17"><text:span text:style-name="T12">Successful transactions: <text:s text:c="5"/>340777</text:span></text:p>
        <text:p text:style-name="P17"><text:span text:style-name="T12">Failed transactions:<text:tab/> <text:s text:c="10"/>0</text:span></text:p>
        <text:p text:style-name="P17"><text:span text:style-name="T12">Longest transaction:<text:tab/> <text:s text:c="7"/>7.01</text:span></text:p>
        <text:p text:style-name="P17"><text:span text:style-name="T12">Shortest transaction:<text:tab/> <text:s text:c="7"/>0.00</text:span></text:p>
        <text:p text:style-name="P17"><text:span text:style-name="T12"/></text:p>
        <text:p text:style-name="P17"><text:span text:style-name="T12">С первоначальными значениями до кеширования производительность существенно выросла</text:span></text:p>
        <text:p text:style-name="P17"><text:span text:style-name="T12"/></text:p>
        <text:p text:style-name="P17"><text:span text:style-name="T12">время теста уменьшилось с </text:span><text:span text:style-name="T14">996</text:span><text:span text:style-name="T12"> до 723 секунд</text:span></text:p>
        <text:p text:style-name="P17"><text:span text:style-name="T12">Transaction rate увеличился с 339 до 470.96 trans/sec</text:span></text:p>
        <text:p text:style-name="P17"><text:span text:style-name="T12">Longest transaction с 10 секунд уменьшилась до 7 секунд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Liberation Mono" svg:font-family="'Liberation Mono'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Ubuntu" svg:font-family="Ubuntu"/>
    <style:font-face style:name="Ubuntu1" svg:font-family="Ubuntu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Liberation Serif" fo:font-size="12pt" fo:language="none" fo:country="none" style:font-name-asian="DejaVu Sans" style:font-size-asian="12pt" style:language-asian="none" style:country-asian="none" style:font-name-complex="DejaVu Sans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Arrowhead_20_List" style:display-name="Arrowhead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Lower_20_Roman_20_List" style:display-name="Lower Roman List" style:family="paragraph" style:parent-style-name="Standard">
      <style:paragraph-properties fo:margin-left="1.27cm" fo:margin-right="0cm" fo:text-indent="-0.76cm" style:auto-text-indent="false"/>
    </style:style>
    <style:style style:name="Numbered_20_Heading_20_1" style:display-name="Numbered Heading 1" style:family="paragraph" style:parent-style-name="Heading">
      <style:paragraph-properties>
        <style:tab-stops>
          <style:tab-stop style:position="0.758cm"/>
        </style:tab-stops>
      </style:paragraph-properties>
    </style:style>
    <style:style style:name="Numbered_20_Heading_20_2" style:display-name="Numbered Heading 2" style:family="paragraph" style:parent-style-name="Heading">
      <style:paragraph-properties>
        <style:tab-stops>
          <style:tab-stop style:position="0.758cm"/>
        </style:tab-stops>
      </style:paragraph-properties>
    </style:style>
    <style:style style:name="Square_20_List" style:display-name="Square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Standard" style:class="extra">
      <style:paragraph-properties fo:text-align="center" style:justify-single-word="false"/>
      <style:text-properties fo:font-weight="bold"/>
    </style:style>
    <style:style style:name="Diamond_20_List" style:display-name="Diamond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Numbered_20_List" style:display-name="Numbered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Triangle_20_List" style:display-name="Triangle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Numbered_20_Heading_20_3" style:display-name="Numbered Heading 3" style:family="paragraph" style:parent-style-name="Heading">
      <style:paragraph-properties>
        <style:tab-stops>
          <style:tab-stop style:position="0.758cm"/>
        </style:tab-stops>
      </style:paragraph-properties>
    </style:style>
    <style:style style:name="Dashed_20_List" style:display-name="Dashed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Heart_20_List" style:display-name="Heart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Upper_20_Roman_20_List" style:display-name="Upper Roman List" style:family="paragraph">
      <style:paragraph-properties fo:margin-left="1.27cm" fo:margin-right="0cm" fo:text-indent="-0.76cm" style:auto-text-indent="false"/>
    </style:style>
    <style:style style:name="Block_20_Text" style:display-name="Block Text" style:family="paragraph">
      <style:paragraph-properties fo:margin-left="2.54cm" fo:margin-right="2.54cm" fo:margin-top="0cm" fo:margin-bottom="0.212cm" loext:contextual-spacing="false" fo:text-indent="0cm" style:auto-text-indent="false"/>
    </style:style>
    <style:style style:name="Upper_20_Case_20_List" style:display-name="Upper Case List" style:family="paragraph" style:parent-style-name="Numbered_20_List">
      <style:paragraph-properties fo:margin-left="1.27cm" fo:margin-right="0cm" fo:text-indent="-0.76cm" style:auto-text-indent="false"/>
    </style:style>
    <style:style style:name="Bullet_20_List" style:display-name="Bullet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Hand_20_List" style:display-name="Hand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Chapter_20_Heading" style:display-name="Chapter Heading" style:family="paragraph">
      <style:paragraph-properties>
        <style:tab-stops>
          <style:tab-stop style:position="2.794cm"/>
        </style:tab-stops>
      </style:paragraph-properties>
    </style:style>
    <style:style style:name="Contents_20_Header" style:display-name="Contents Header" style:family="paragraph">
      <style:paragraph-properties fo:margin-top="0.423cm" fo:margin-bottom="0.212cm" loext:contextual-spacing="false" fo:text-align="center" style:justify-single-word="false"/>
      <style:text-properties style:font-name="Liberation Sans" fo:font-family="'Liberation Sans'" fo:font-size="16pt" fo:font-weight="bold"/>
    </style:style>
    <style:style style:name="Tick_20_List" style:display-name="Tick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Normal" style:family="paragraph">
      <style:paragraph-properties fo:orphans="2" fo:widows="2" style:writing-mode="lr-tb"/>
      <style:text-properties style:font-name="Liberation Serif1" fo:font-family="'Liberation Serif'" fo:font-size="12pt" fo:language="ru" fo:country="RU"/>
    </style:style>
    <style:style style:name="Lower_20_Case_20_List" style:display-name="Lower Case List" style:family="paragraph">
      <style:paragraph-properties fo:margin-left="1.27cm" fo:margin-right="0cm" fo:text-indent="-0.76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/>
      <style:text-properties fo:font-size="12pt" fo:font-style="italic"/>
    </style:style>
    <style:style style:name="Section_20_Heading" style:display-name="Section Heading" style:family="paragraph">
      <style:paragraph-properties>
        <style:tab-stops>
          <style:tab-stop style:position="2.794cm"/>
        </style:tab-stops>
      </style:paragraph-properties>
    </style:style>
    <style:style style:name="Implies_20_List" style:display-name="Implies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Box_20_List" style:display-name="Box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Star_20_List" style:display-name="Star List" style:family="paragraph">
      <style:paragraph-properties fo:margin-left="1.27cm" fo:margin-right="0cm" fo:text-indent="-0.76cm" style:auto-text-indent="false"/>
      <style:text-properties style:font-name="Liberation Serif1" fo:font-family="'Liberation Serif'" fo:font-size="12pt"/>
    </style:style>
    <style:style style:name="Plain_20_Text" style:display-name="Plain Text" style:family="paragraph">
      <style:text-properties style:font-name="Courier New" fo:font-family="'Courier New'"/>
    </style:style>
    <style:style style:name="Source_20_Text_5f_text_5f_text_5f_text_5f_text" style:display-name="Source Text_text_text_text_text" style:family="text">
      <style:text-properties style:font-name="Liberation Mono" fo:font-family="'Liberation Mono'"/>
    </style:style>
    <style:style style:name="Footnote_5f_anchor_5f_text_5f_text_5f_text_5f_text" style:display-name="Footnote_anchor_text_text_text_text" style:family="text">
      <style:text-properties style:text-position="33% 58%"/>
    </style:style>
    <style:style style:name="Footnote_5f_Symbol_5f_text_5f_text_5f_text_5f_text" style:display-name="Footnote_Symbol_text_text_text_text" style:family="text">
      <style:text-properties style:text-position="33% 58%"/>
    </style:style>
    <style:style style:name="Internet_20_link_5f_text" style:display-name="Internet link_text" style:family="text">
      <style:text-properties fo:color="#000080" style:text-underline-style="solid" style:text-underline-width="auto" style:text-underline-color="font-color"/>
    </style:style>
    <style:style style:name="Bullet_20_Symbols_5f_text" style:display-name="Bullet Symbols_text" style:family="text">
      <style:text-properties style:font-name="OpenSymbol" fo:font-family="OpenSymbol"/>
    </style:style>
    <style:style style:name="Endnote_20_anchor_5f_text_5f_text_5f_text_5f_text" style:display-name="Endnote anchor_text_text_text_text" style:family="text">
      <style:text-properties style:text-position="33% 58%"/>
    </style:style>
    <style:style style:name="Endnote_5f_anchor_5f_text_5f_text_5f_text_5f_text" style:display-name="Endnote_anchor_text_text_text_text" style:family="text">
      <style:text-properties style:text-position="33% 58%"/>
    </style:style>
    <style:style style:name="Endnote_5f_Symbol_5f_text_5f_text_5f_text_5f_text" style:display-name="Endnote_Symbol_text_text_text_text" style:family="text">
      <style:text-properties style:text-position="33% 58%"/>
    </style:style>
    <style:style style:name="Footnote_20_anchor_5f_text_5f_text_5f_text_5f_text" style:display-name="Footnote anchor_text_text_text_text" style:family="text">
      <style:text-properties style:text-position="33% 58%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4.2$Linux_X86_64 LibreOffice_project/20$Build-2</meta:generator>
    <meta:creation-date>2019-05-25T16:42:40.948183719</meta:creation-date>
    <dc:date>2019-05-28T03:14:53.254773949</dc:date>
    <meta:editing-duration>PT49M9S</meta:editing-duration>
    <meta:editing-cycles>1</meta:editing-cycles>
    <meta:document-statistic meta:table-count="0" meta:image-count="0" meta:object-count="0" meta:page-count="4" meta:paragraph-count="131" meta:word-count="609" meta:character-count="4688" meta:non-whitespace-character-count="3745"/>
  </office:meta>
</office:document-meta>
</file>